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PT</text:p>
          </table:table-cell>
          <table:table-cell office:value-type="string" calcext:value-type="string">
            <text:p>B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B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B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2"/>
        <table:table-column table:style-name="co3" table:default-cell-style-name="ce5"/>
        <table:table-column table:style-name="co3" table:default-cell-style-name="ce8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/>
          <table:table-cell table:style-name="ce1"/>
          <table:table-cell table:style-name="ce4" office:value-type="string" calcext:value-type="string">
            <text:p>a</text:p>
          </table:table-cell>
          <table:table-cell table:style-name="ce7"/>
          <table:table-cell table:number-columns-repeated="1020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x</text:p>
          </table:table-cell>
          <table:table-cell table:style-name="ce7"/>
          <table:table-cell table:number-columns-repeated="3"/>
          <table:table-cell table:formula="of:= &quot;0b00&quot; &amp; IF(ISBLANK([.D3]);0;1) &amp; IF(ISBLANK([.C4]);0;1)&amp; IF(ISBLANK([.C6]);0;1)&amp; IF(ISBLANK([.C2]);0;1)&amp; IF(ISBLANK([.B3]);0;1)&amp; IF(ISBLANK([.B5]);0;1)&amp; IF(ISBLANK([.D5]);0;1) &amp; &quot;;&quot;" office:value-type="string" office:string-value="0b001111111;" calcext:value-type="string">
            <text:p>0b001111111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x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20"/>
        </table:table-row>
        <calcext:conditional-formats>
          <calcext:conditional-format calcext:target-range-address="Sheet3.B2:Sheet3.D6">
            <calcext:condition calcext:apply-style-name="lcd" calcext:value="contains-text(&quot;x&quot;)" calcext:base-cell-address="Sheet3.B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1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cd" style:family="table-cell" style:parent-style-name="Default">
      <style:table-cell-properties fo:background-color="#000000" style:diagonal-bl-tr="none" style:diagonal-tl-br="none"/>
    </style:style>
    <style:style style:name="Untitled1" style:family="table-cell" style:parent-style-name="Default"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7:15:16.379423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12:27:37.524768334</meta:creation-date>
    <meta:generator>LibreOffice/7.2.5.2.0$Linux_X86_64 LibreOffice_project/20$Build-2</meta:generator>
    <dc:date>2022-02-11T18:49:54.269364448</dc:date>
    <meta:editing-duration>PT18H16M36S</meta:editing-duration>
    <meta:editing-cycles>16</meta:editing-cycles>
    <meta:document-statistic meta:table-count="3" meta:cell-count="242" meta:object-count="0"/>
  </office:meta>
</office:document-meta>
</file>